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5af9f" officeooo:paragraph-rsid="0015af9f"/>
    </style:style>
    <style:style style:name="P2" style:family="paragraph" style:parent-style-name="Standard">
      <style:paragraph-properties fo:text-align="start" style:justify-single-word="false"/>
      <style:text-properties officeooo:rsid="0015af9f" officeooo:paragraph-rsid="002b4b69"/>
    </style:style>
    <style:style style:name="T1" style:family="text">
      <style:text-properties officeooo:rsid="001badb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ΜΗΝΙΑΙΑ ΑΝΑΦΟΡΑ ΠΡΟΓΡΑΜΜΑΤΟΣ ΗΟΜΟRE</text:p>
      <text:p text:style-name="P1">Γεώργιος Βαρδάκας</text:p>
      <text:p text:style-name="P1"/>
      <text:p text:style-name="P2">Οι εργασίες που έλαβαν μέρος <text:span text:style-name="T1">για τον μήνα Αύγουστο αφορούν τον έλεγχο του τελικού πλέον μοντέλου καθώς και την αξιολόγησή του. Το τελικό μοντέλο αποτελείται από ένα pipeline σειριακών ενεργειών. Αρχικά το σήμα σπάει σε κομμάτια των 5 δευτερολέπτων, στην συνέχεια βγαίνουν τα χαρακτηριστικά του (features), μετά αυτά τα χαρακτηριστικά κανονικοποιούνται, στην συνέχεια μειώνεται η διάσταση τους για λόγους πρακτικότητας και τέλος παιρνάνε από το μαθηματικό μοντέλο του Logistic Regression για να γίνει η αυτόματη ταξινόμηση/τμηματοποίησή τους. Στην συνέχεια πραγματοποιήθηκαν κάποια γραφήματα και τέλος γράφηκε μία σύντομη <text:s/>αναφορά στο github που περιγράφει τον σκοπό του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4:02:58.788616303</meta:creation-date>
    <dc:date>2021-09-01T20:35:01.162300772</dc:date>
    <meta:editing-duration>PT38M52S</meta:editing-duration>
    <meta:editing-cycles>35</meta:editing-cycles>
    <meta:generator>LibreOffice/6.0.7.3$Linux_X86_64 LibreOffice_project/00m0$Build-3</meta:generator>
    <meta:document-statistic meta:table-count="0" meta:image-count="0" meta:object-count="0" meta:page-count="1" meta:paragraph-count="3" meta:word-count="102" meta:character-count="731" meta:non-whitespace-character-count="630"/>
  </office:meta>
</office:document-meta>
</file>